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7.639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2.111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1.074cm"/>
    </style:style>
    <style:style style:name="co12" style:family="table-column">
      <style:table-column-properties fo:break-before="auto" style:column-width="8.054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ce5" style:family="table-cell" style:parent-style-name="Default" style:data-style-name="N111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81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County</text:p>
          </table:table-cell>
          <table:table-cell table:style-name="ce1" office:value-type="string">
            <text:p>Postcode</text:p>
          </table:table-cell>
          <table:table-cell table:style-name="ce1" office:value-type="string">
            <text:p>Phone Number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5" office:value-type="string">
            <text:p>Grid Ref</text:p>
          </table:table-cell>
          <table:table-cell table:style-name="ce6" office:value-type="string">
            <text:p>OS Map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Notes</text:p>
          </table:table-cell>
          <table:table-cell table:style-name="ce1" table:number-columns-repeated="981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berdeen</text:p>
          </table:table-cell>
          <table:table-cell office:value-type="string">
            <text:p>8 Queen's Road Aberdeen</text:p>
          </table:table-cell>
          <table:table-cell/>
          <table:table-cell office:value-type="string">
            <text:p>AB15 4ZT</text:p>
          </table:table-cell>
          <table:table-cell office:value-type="string">
            <text:p>01224 646988</text:p>
          </table:table-cell>
          <table:table-cell office:value-type="float" office:value="57.14255">
            <text:p>57.142550</text:p>
          </table:table-cell>
          <table:table-cell office:value-type="float" office:value="-2.13095">
            <text:p>-2.130950</text:p>
          </table:table-cell>
          <table:table-cell office:value-type="string">
            <text:p>NJ 922057</text:p>
          </table:table-cell>
          <table:table-cell table:number-columns-repeated="2"/>
          <table:table-cell office:value-type="string">
            <text:p>aberdeen@syha.org.uk <text:s text:c="17"/></text:p>
          </table:table-cell>
          <table:table-cell office:value-type="string">
            <text:p>http://www.syha.org.uk/hostels-in-scotland/highlands/aberdeen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chininver</text:p>
          </table:table-cell>
          <table:table-cell office:value-type="string">
            <text:p>Achiltibuie Ullapool</text:p>
          </table:table-cell>
          <table:table-cell/>
          <table:table-cell office:value-type="string">
            <text:p>IV26 2YL</text:p>
          </table:table-cell>
          <table:table-cell office:value-type="string">
            <text:p>01854 622482</text:p>
          </table:table-cell>
          <table:table-cell office:value-type="float" office:value="57.99692">
            <text:p>57.996920</text:p>
          </table:table-cell>
          <table:table-cell office:value-type="float" office:value="-5.31353">
            <text:p>-5.313530</text:p>
          </table:table-cell>
          <table:table-cell office:value-type="string">
            <text:p>NC 043057</text:p>
          </table:table-cell>
          <table:table-cell table:number-columns-repeated="2"/>
          <table:table-cell office:value-type="string">
            <text:p>achininver@syha.org.uk <text:s text:c="17"/></text:p>
          </table:table-cell>
          <table:table-cell office:value-type="string">
            <text:p>http://www.syha.org.uk/hostels-in-scotland/highlands/achininver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chmelvich Beach</text:p>
          </table:table-cell>
          <table:table-cell office:value-type="string">
            <text:p>Recharn Lairg</text:p>
          </table:table-cell>
          <table:table-cell/>
          <table:table-cell office:value-type="string">
            <text:p>IV27 4JB</text:p>
          </table:table-cell>
          <table:table-cell office:value-type="string">
            <text:p>01571 844480</text:p>
          </table:table-cell>
          <table:table-cell office:value-type="float" office:value="58.169703">
            <text:p>58.169703</text:p>
          </table:table-cell>
          <table:table-cell office:value-type="float" office:value="-5.300662">
            <text:p>-5.300662</text:p>
          </table:table-cell>
          <table:table-cell office:value-type="string">
            <text:p>NC 060248</text:p>
          </table:table-cell>
          <table:table-cell table:number-columns-repeated="2"/>
          <table:table-cell office:value-type="string">
            <text:p>achmelvich@syha.org.uk <text:s text:c="17"/></text:p>
          </table:table-cell>
          <table:table-cell office:value-type="string">
            <text:p>http://www.syha.org.uk/hostels-in-scotland/highlands/achmelvich-beach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pplecross</text:p>
          </table:table-cell>
          <table:table-cell office:value-type="string">
            <text:p>Hartfield House Applecross</text:p>
          </table:table-cell>
          <table:table-cell/>
          <table:table-cell office:value-type="string">
            <text:p>IV54 8ND</text:p>
          </table:table-cell>
          <table:table-cell office:value-type="string">
            <text:p>01520 744 333</text:p>
          </table:table-cell>
          <table:table-cell office:value-type="float" office:value="57.44487">
            <text:p>57.444870</text:p>
          </table:table-cell>
          <table:table-cell office:value-type="float" office:value="-5.81331">
            <text:p>-5.813310</text:p>
          </table:table-cell>
          <table:table-cell office:value-type="string">
            <text:p>NG 713458</text:p>
          </table:table-cell>
          <table:table-cell table:number-columns-repeated="2"/>
          <table:table-cell office:value-type="string">
            <text:p>info@hartfieldhouse.org.uk <text:s text:c="17"/></text:p>
          </table:table-cell>
          <table:table-cell office:value-type="string">
            <text:p>http://www.syha.org.uk/hostels-in-scotland/highlands/applecross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Aviemore</text:p>
          </table:table-cell>
          <table:table-cell office:value-type="string">
            <text:p>25 Grampian Road Aviemore</text:p>
          </table:table-cell>
          <table:table-cell/>
          <table:table-cell office:value-type="string">
            <text:p>PH22 1PR</text:p>
          </table:table-cell>
          <table:table-cell office:value-type="string">
            <text:p>01479 810345</text:p>
          </table:table-cell>
          <table:table-cell office:value-type="float" office:value="57.18429">
            <text:p>57.184290</text:p>
          </table:table-cell>
          <table:table-cell office:value-type="float" office:value="-3.83296">
            <text:p>-3.832960</text:p>
          </table:table-cell>
          <table:table-cell office:value-type="string">
            <text:p>NH 893119</text:p>
          </table:table-cell>
          <table:table-cell table:number-columns-repeated="2"/>
          <table:table-cell office:value-type="string">
            <text:p>aviemore@syha.org.uk <text:s text:c="17"/></text:p>
          </table:table-cell>
          <table:table-cell office:value-type="string">
            <text:p>http://www.syha.org.uk/hostels-in-scotland/highlands/aviemore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Braemar</text:p>
          </table:table-cell>
          <table:table-cell office:value-type="string">
            <text:p>Corrie Feragie 21 Glenshee Road</text:p>
          </table:table-cell>
          <table:table-cell/>
          <table:table-cell office:value-type="string">
            <text:p>AB35 5YQ</text:p>
          </table:table-cell>
          <table:table-cell office:value-type="string">
            <text:p>01339 741659</text:p>
          </table:table-cell>
          <table:table-cell office:value-type="float" office:value="57.002457">
            <text:p>57.002457</text:p>
          </table:table-cell>
          <table:table-cell office:value-type="float" office:value="-3.392552">
            <text:p>-3.392552</text:p>
          </table:table-cell>
          <table:table-cell office:value-type="string">
            <text:p>NO 155910</text:p>
          </table:table-cell>
          <table:table-cell table:number-columns-repeated="2"/>
          <table:table-cell office:value-type="string">
            <text:p>braemar@syha.org.uk <text:s text:c="17"/></text:p>
          </table:table-cell>
          <table:table-cell office:value-type="string">
            <text:p>http://www.syha.org.uk/hostels-in-scotland/highlands/braemar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Cairngorm Lodge</text:p>
          </table:table-cell>
          <table:table-cell office:value-type="string">
            <text:p>Glenmore Aviemore</text:p>
          </table:table-cell>
          <table:table-cell/>
          <table:table-cell office:value-type="string">
            <text:p>PH22 1QY</text:p>
          </table:table-cell>
          <table:table-cell office:value-type="string">
            <text:p>01479 861238</text:p>
          </table:table-cell>
          <table:table-cell office:value-type="float" office:value="57.16799">
            <text:p>57.167990</text:p>
          </table:table-cell>
          <table:table-cell office:value-type="float" office:value="-3.69429">
            <text:p>-3.694290</text:p>
          </table:table-cell>
          <table:table-cell office:value-type="string">
            <text:p>NH 976098</text:p>
          </table:table-cell>
          <table:table-cell table:number-columns-repeated="2"/>
          <table:table-cell office:value-type="string">
            <text:p>cairngormlodge@syha.org.uk <text:s text:c="17"/></text:p>
          </table:table-cell>
          <table:table-cell office:value-type="string">
            <text:p>http://www.syha.org.uk/hostels-in-scotland/highlands/cairngorm-lodge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Carrbridge</text:p>
          </table:table-cell>
          <table:table-cell office:value-type="string">
            <text:p>Slochd Carrbridge</text:p>
          </table:table-cell>
          <table:table-cell/>
          <table:table-cell office:value-type="string">
            <text:p>PH23 3AY</text:p>
          </table:table-cell>
          <table:table-cell office:value-type="string">
            <text:p>01479 841 666</text:p>
          </table:table-cell>
          <table:table-cell office:value-type="float" office:value="57.29021">
            <text:p>57.290210</text:p>
          </table:table-cell>
          <table:table-cell office:value-type="float" office:value="-3.9129">
            <text:p>-3.912900</text:p>
          </table:table-cell>
          <table:table-cell office:value-type="string">
            <text:p>NH 848238</text:p>
          </table:table-cell>
          <table:table-cell table:number-columns-repeated="2"/>
          <table:table-cell office:value-type="string">
            <text:p>slochd666@aol.com <text:s text:c="17"/></text:p>
          </table:table-cell>
          <table:table-cell office:value-type="string">
            <text:p>http://www.syha.org.uk/hostels-in-scotland/highlands/carrbridge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Crianlarich</text:p>
          </table:table-cell>
          <table:table-cell office:value-type="string">
            <text:p>Station Road Crianlarich</text:p>
          </table:table-cell>
          <table:table-cell/>
          <table:table-cell office:value-type="string">
            <text:p>FK20 8QN</text:p>
          </table:table-cell>
          <table:table-cell office:value-type="string">
            <text:p>01838 300260</text:p>
          </table:table-cell>
          <table:table-cell office:value-type="float" office:value="56.39188">
            <text:p>56.391880</text:p>
          </table:table-cell>
          <table:table-cell office:value-type="float" office:value="-4.61672">
            <text:p>-4.616720</text:p>
          </table:table-cell>
          <table:table-cell office:value-type="string">
            <text:p>NN 386253</text:p>
          </table:table-cell>
          <table:table-cell table:number-columns-repeated="2"/>
          <table:table-cell office:value-type="string">
            <text:p>crianlarich@syha.org.uk <text:s text:c="17"/></text:p>
          </table:table-cell>
          <table:table-cell office:value-type="string">
            <text:p>http://www.syha.org.uk/hostels-in-scotland/highlands/crianlarich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Drumnadrochit</text:p>
          </table:table-cell>
          <table:table-cell office:value-type="string">
            <text:p>Loch Ness Backpackers Coiltie Farmhouse</text:p>
          </table:table-cell>
          <table:table-cell/>
          <table:table-cell office:value-type="string">
            <text:p>IV63 6UN</text:p>
          </table:table-cell>
          <table:table-cell office:value-type="string">
            <text:p>0845 293 73 73</text:p>
          </table:table-cell>
          <table:table-cell office:value-type="float" office:value="57.32787">
            <text:p>57.327870</text:p>
          </table:table-cell>
          <table:table-cell office:value-type="float" office:value="-4.47373">
            <text:p>-4.473730</text:p>
          </table:table-cell>
          <table:table-cell office:value-type="string">
            <text:p>NH 512291</text:p>
          </table:table-cell>
          <table:table-cell table:number-columns-repeated="2"/>
          <table:table-cell office:value-type="string">
            <text:p>info@lochness-backpackers.com <text:s text:c="17"/></text:p>
          </table:table-cell>
          <table:table-cell office:value-type="string">
            <text:p>http://www.syha.org.uk/hostels-in-scotland/highlands/drumnadrochit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Dunkeld - Jessie Mac's</text:p>
          </table:table-cell>
          <table:table-cell office:value-type="string">
            <text:p>Jessie Mac's Murthly Terrace</text:p>
          </table:table-cell>
          <table:table-cell/>
          <table:table-cell office:value-type="string">
            <text:p>PH8 0BG</text:p>
          </table:table-cell>
          <table:table-cell office:value-type="string">
            <text:p>01350 727 324</text:p>
          </table:table-cell>
          <table:table-cell office:value-type="float" office:value="56.55864">
            <text:p>56.558640</text:p>
          </table:table-cell>
          <table:table-cell office:value-type="float" office:value="-3.57664">
            <text:p>-3.576640</text:p>
          </table:table-cell>
          <table:table-cell office:value-type="string">
            <text:p>NO 032419</text:p>
          </table:table-cell>
          <table:table-cell table:number-columns-repeated="2"/>
          <table:table-cell office:value-type="string">
            <text:p>info@jessiemacs.co.uk <text:s text:c="17"/></text:p>
          </table:table-cell>
          <table:table-cell office:value-type="string">
            <text:p>http://www.syha.org.uk/hostels-in-scotland/highlands/dunkeld-jessie-macs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Durness</text:p>
          </table:table-cell>
          <table:table-cell office:value-type="string">
            <text:p>Smoo Lairg</text:p>
          </table:table-cell>
          <table:table-cell/>
          <table:table-cell office:value-type="string">
            <text:p>IV27 4QA</text:p>
          </table:table-cell>
          <table:table-cell office:value-type="string">
            <text:p>01971 511264</text:p>
          </table:table-cell>
          <table:table-cell office:value-type="float" office:value="58.564013">
            <text:p>58.564013</text:p>
          </table:table-cell>
          <table:table-cell office:value-type="float" office:value="-4.722012">
            <text:p>-4.722012</text:p>
          </table:table-cell>
          <table:table-cell office:value-type="string">
            <text:p>NC 418672</text:p>
          </table:table-cell>
          <table:table-cell table:number-columns-repeated="2"/>
          <table:table-cell office:value-type="string">
            <text:p>durness@syha.org.uk <text:s text:c="17"/></text:p>
          </table:table-cell>
          <table:table-cell office:value-type="string">
            <text:p>http://www.syha.org.uk/hostels-in-scotland/highlands/durness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Fort Augustus</text:p>
          </table:table-cell>
          <table:table-cell office:value-type="string">
            <text:p>Morag's Lodge Bunoich Brae</text:p>
          </table:table-cell>
          <table:table-cell/>
          <table:table-cell office:value-type="string">
            <text:p>PH32 4DG</text:p>
          </table:table-cell>
          <table:table-cell office:value-type="string">
            <text:p>0845 293 73 73</text:p>
          </table:table-cell>
          <table:table-cell office:value-type="float" office:value="57.14818">
            <text:p>57.148180</text:p>
          </table:table-cell>
          <table:table-cell office:value-type="float" office:value="-4.68185">
            <text:p>-4.681850</text:p>
          </table:table-cell>
          <table:table-cell office:value-type="string">
            <text:p>NH 379096</text:p>
          </table:table-cell>
          <table:table-cell table:number-columns-repeated="2"/>
          <table:table-cell office:value-type="string">
            <text:p>infor@moragslodge.com <text:s text:c="17"/></text:p>
          </table:table-cell>
          <table:table-cell office:value-type="string">
            <text:p>http://www.syha.org.uk/hostels-in-scotland/highlands/fort-augustus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airloch Carn Dearg</text:p>
          </table:table-cell>
          <table:table-cell office:value-type="string">
            <text:p>Gairloch Ross-shire</text:p>
          </table:table-cell>
          <table:table-cell/>
          <table:table-cell office:value-type="string">
            <text:p>IV21 2DJ</text:p>
          </table:table-cell>
          <table:table-cell office:value-type="string">
            <text:p>01445 712219</text:p>
          </table:table-cell>
          <table:table-cell office:value-type="float" office:value="57.73243">
            <text:p>57.732430</text:p>
          </table:table-cell>
          <table:table-cell office:value-type="float" office:value="-5.75902">
            <text:p>-5.759020</text:p>
          </table:table-cell>
          <table:table-cell office:value-type="string">
            <text:p>NG 763776</text:p>
          </table:table-cell>
          <table:table-cell table:number-columns-repeated="2"/>
          <table:table-cell office:value-type="string">
            <text:p>carndearg@syha.org.uk <text:s text:c="17"/></text:p>
          </table:table-cell>
          <table:table-cell office:value-type="string">
            <text:p>http://www.syha.org.uk/hostels-in-scotland/highlands/gairloch-carn-dearg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len Affric</text:p>
          </table:table-cell>
          <table:table-cell office:value-type="string">
            <text:p>Allt Beithe Glen Affric</text:p>
          </table:table-cell>
          <table:table-cell/>
          <table:table-cell office:value-type="string">
            <text:p>IV4 7ND</text:p>
          </table:table-cell>
          <table:table-cell office:value-type="string">
            <text:p>0845 293 7373</text:p>
          </table:table-cell>
          <table:table-cell office:value-type="float" office:value="57.3887">
            <text:p>57.388700</text:p>
          </table:table-cell>
          <table:table-cell office:value-type="float" office:value="-4.67968">
            <text:p>-4.679680</text:p>
          </table:table-cell>
          <table:table-cell office:value-type="string">
            <text:p>NH 390363</text:p>
          </table:table-cell>
          <table:table-cell table:number-columns-repeated="2"/>
          <table:table-cell office:value-type="string">
            <text:p>reservations@syha.org.uk <text:s text:c="17"/></text:p>
          </table:table-cell>
          <table:table-cell office:value-type="string">
            <text:p>http://www.syha.org.uk/hostels-in-scotland/highlands/glen-affric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len Nevis</text:p>
          </table:table-cell>
          <table:table-cell office:value-type="string">
            <text:p>Glen Nevis Fort William</text:p>
          </table:table-cell>
          <table:table-cell/>
          <table:table-cell office:value-type="string">
            <text:p>PH33 6SY</text:p>
          </table:table-cell>
          <table:table-cell office:value-type="string">
            <text:p>01397 702336</text:p>
          </table:table-cell>
          <table:table-cell office:value-type="float" office:value="56.79978">
            <text:p>56.799780</text:p>
          </table:table-cell>
          <table:table-cell office:value-type="float" office:value="-5.06759">
            <text:p>-5.067590</text:p>
          </table:table-cell>
          <table:table-cell office:value-type="string">
            <text:p>NN 128718</text:p>
          </table:table-cell>
          <table:table-cell table:number-columns-repeated="2"/>
          <table:table-cell office:value-type="string">
            <text:p>glen.nevis@syha.org.uk <text:s text:c="17"/></text:p>
          </table:table-cell>
          <table:table-cell office:value-type="string">
            <text:p>http://www.syha.org.uk/hostels-in-scotland/highlands/glen-nevis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len Urquhart</text:p>
          </table:table-cell>
          <table:table-cell office:value-type="string">
            <text:p>Bearnock Country Centre Glen Urquhart</text:p>
          </table:table-cell>
          <table:table-cell/>
          <table:table-cell office:value-type="string">
            <text:p>IV63 6TN</text:p>
          </table:table-cell>
          <table:table-cell office:value-type="string">
            <text:p>07780 60 30 45</text:p>
          </table:table-cell>
          <table:table-cell office:value-type="float" office:value="57.33669">
            <text:p>57.336690</text:p>
          </table:table-cell>
          <table:table-cell office:value-type="float" office:value="-4.62701">
            <text:p>-4.627010</text:p>
          </table:table-cell>
          <table:table-cell office:value-type="string">
            <text:p>NH 420304</text:p>
          </table:table-cell>
          <table:table-cell table:number-columns-repeated="2"/>
          <table:table-cell office:value-type="string">
            <text:p>info@bcclochnesshostel.co.uk <text:s text:c="17"/></text:p>
          </table:table-cell>
          <table:table-cell office:value-type="string">
            <text:p>http://www.syha.org.uk/hostels-in-scotland/highlands/glen-urquhart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lencoe</text:p>
          </table:table-cell>
          <table:table-cell office:value-type="string">
            <text:p>Glencoe Ballachulish</text:p>
          </table:table-cell>
          <table:table-cell/>
          <table:table-cell office:value-type="string">
            <text:p>PH49 4HX</text:p>
          </table:table-cell>
          <table:table-cell office:value-type="string">
            <text:p>01855 811219</text:p>
          </table:table-cell>
          <table:table-cell office:value-type="float" office:value="56.672222">
            <text:p>56.672222</text:p>
          </table:table-cell>
          <table:table-cell office:value-type="float" office:value="-5.073774">
            <text:p>-5.073774</text:p>
          </table:table-cell>
          <table:table-cell office:value-type="string">
            <text:p>NN 118576</text:p>
          </table:table-cell>
          <table:table-cell table:number-columns-repeated="2"/>
          <table:table-cell office:value-type="string">
            <text:p>glencoe@syha.org.uk <text:s text:c="17"/></text:p>
          </table:table-cell>
          <table:table-cell office:value-type="string">
            <text:p>http://www.syha.org.uk/hostels-in-scotland/highlands/glencoe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Grantown-on-Spey</text:p>
          </table:table-cell>
          <table:table-cell office:value-type="string">
            <text:p>Ardenbeg Bunkhouse Grant Road</text:p>
          </table:table-cell>
          <table:table-cell/>
          <table:table-cell office:value-type="string">
            <text:p>PH26 3LD</text:p>
          </table:table-cell>
          <table:table-cell office:value-type="string">
            <text:p>0845 293 73 73</text:p>
          </table:table-cell>
          <table:table-cell office:value-type="float" office:value="57.33038">
            <text:p>57.330380</text:p>
          </table:table-cell>
          <table:table-cell office:value-type="float" office:value="-3.61148">
            <text:p>-3.611480</text:p>
          </table:table-cell>
          <table:table-cell office:value-type="string">
            <text:p>NJ 031278</text:p>
          </table:table-cell>
          <table:table-cell table:number-columns-repeated="2"/>
          <table:table-cell office:value-type="string">
            <text:p>enquiries@ardenbeg.co.uk <text:s text:c="17"/></text:p>
          </table:table-cell>
          <table:table-cell office:value-type="string">
            <text:p>http://www.syha.org.uk/hostels-in-scotland/highlands/grantown-on-spey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Helmsdale</text:p>
          </table:table-cell>
          <table:table-cell office:value-type="string">
            <text:p>Helmsdale Sutherland</text:p>
          </table:table-cell>
          <table:table-cell/>
          <table:table-cell office:value-type="string">
            <text:p>KW8 6JR</text:p>
          </table:table-cell>
          <table:table-cell office:value-type="string">
            <text:p>01431 821636</text:p>
          </table:table-cell>
          <table:table-cell office:value-type="float" office:value="58.11725">
            <text:p>58.117250</text:p>
          </table:table-cell>
          <table:table-cell office:value-type="float" office:value="-3.649">
            <text:p>-3.649000</text:p>
          </table:table-cell>
          <table:table-cell office:value-type="string">
            <text:p>ND 030154</text:p>
          </table:table-cell>
          <table:table-cell table:number-columns-repeated="2"/>
          <table:table-cell office:value-type="string">
            <text:p>irene.drummond@btinternet.com <text:s text:c="17"/></text:p>
          </table:table-cell>
          <table:table-cell office:value-type="string">
            <text:p>http://www.syha.org.uk/hostels-in-scotland/highlands/helmsdale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Invergarry Lodge</text:p>
          </table:table-cell>
          <table:table-cell office:value-type="string">
            <text:p>Mandally Road Invergarry</text:p>
          </table:table-cell>
          <table:table-cell/>
          <table:table-cell office:value-type="string">
            <text:p>PH35 4HP</text:p>
          </table:table-cell>
          <table:table-cell office:value-type="string">
            <text:p>0845 293 73 73</text:p>
          </table:table-cell>
          <table:table-cell office:value-type="float" office:value="57.06703">
            <text:p>57.067030</text:p>
          </table:table-cell>
          <table:table-cell office:value-type="float" office:value="-4.80091">
            <text:p>-4.800910</text:p>
          </table:table-cell>
          <table:table-cell office:value-type="string">
            <text:p>NH 303008</text:p>
          </table:table-cell>
          <table:table-cell table:number-columns-repeated="2"/>
          <table:table-cell office:value-type="string">
            <text:p>mail@invergarrylodge.co.uk <text:s text:c="17"/></text:p>
          </table:table-cell>
          <table:table-cell office:value-type="string">
            <text:p>http://www.syha.org.uk/hostels-in-scotland/highlands/invergarry-lodge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Inverness Hillview House</text:p>
          </table:table-cell>
          <table:table-cell office:value-type="string">
            <text:p>24 Merlewood Road Inverness</text:p>
          </table:table-cell>
          <table:table-cell/>
          <table:table-cell office:value-type="string">
            <text:p>IV2 4NL</text:p>
          </table:table-cell>
          <table:table-cell table:style-name="ce2" office:value-type="string">
            <text:p>7581111200</text:p>
          </table:table-cell>
          <table:table-cell office:value-type="float" office:value="57.46301">
            <text:p>57.463010</text:p>
          </table:table-cell>
          <table:table-cell office:value-type="float" office:value="-4.22329">
            <text:p>-4.223290</text:p>
          </table:table-cell>
          <table:table-cell office:value-type="string">
            <text:p>NH 667436</text:p>
          </table:table-cell>
          <table:table-cell table:number-columns-repeated="2"/>
          <table:table-cell office:value-type="string">
            <text:p>info@invernesshostel.co.uk <text:s text:c="17"/></text:p>
          </table:table-cell>
          <table:table-cell office:value-type="string">
            <text:p>http://www.syha.org.uk/hostels-in-scotland/highlands/inverness-hillview-house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Inverness</text:p>
          </table:table-cell>
          <table:table-cell office:value-type="string">
            <text:p>Victoria Drive Inverness</text:p>
          </table:table-cell>
          <table:table-cell/>
          <table:table-cell office:value-type="string">
            <text:p>IV2 3QB</text:p>
          </table:table-cell>
          <table:table-cell office:value-type="string">
            <text:p>01463 231771</text:p>
          </table:table-cell>
          <table:table-cell office:value-type="float" office:value="57.48034">
            <text:p>57.480340</text:p>
          </table:table-cell>
          <table:table-cell office:value-type="float" office:value="-4.21251">
            <text:p>-4.212510</text:p>
          </table:table-cell>
          <table:table-cell office:value-type="string">
            <text:p>NH 674455</text:p>
          </table:table-cell>
          <table:table-cell table:number-columns-repeated="2"/>
          <table:table-cell office:value-type="string">
            <text:p>inverness@syha.org.uk <text:s text:c="17"/></text:p>
          </table:table-cell>
          <table:table-cell office:value-type="string">
            <text:p>http://www.syha.org.uk/hostels-in-scotland/highlands/inverness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Kinloss</text:p>
          </table:table-cell>
          <table:table-cell office:value-type="string">
            <text:p>The Loft East Grange Farm</text:p>
          </table:table-cell>
          <table:table-cell/>
          <table:table-cell office:value-type="string">
            <text:p>IV36 2UD</text:p>
          </table:table-cell>
          <table:table-cell office:value-type="string">
            <text:p>01343 850 111</text:p>
          </table:table-cell>
          <table:table-cell office:value-type="float" office:value="57.63379">
            <text:p>57.633790</text:p>
          </table:table-cell>
          <table:table-cell office:value-type="float" office:value="-3.52529">
            <text:p>-3.525290</text:p>
          </table:table-cell>
          <table:table-cell office:value-type="string">
            <text:p>NJ 090615</text:p>
          </table:table-cell>
          <table:table-cell table:number-columns-repeated="2"/>
          <table:table-cell office:value-type="string">
            <text:p>theloft@eastgrange.co.uk <text:s text:c="17"/></text:p>
          </table:table-cell>
          <table:table-cell office:value-type="string">
            <text:p>http://www.syha.org.uk/hostels-in-scotland/highlands/kinloss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Loch Ness</text:p>
          </table:table-cell>
          <table:table-cell office:value-type="string">
            <text:p>Glenmoriston Inverness-shire</text:p>
          </table:table-cell>
          <table:table-cell/>
          <table:table-cell office:value-type="string">
            <text:p>IV63 7YD</text:p>
          </table:table-cell>
          <table:table-cell office:value-type="string">
            <text:p>01320 351 274</text:p>
          </table:table-cell>
          <table:table-cell office:value-type="float" office:value="57.23722">
            <text:p>57.237220</text:p>
          </table:table-cell>
          <table:table-cell office:value-type="float" office:value="-4.55738">
            <text:p>-4.557380</text:p>
          </table:table-cell>
          <table:table-cell office:value-type="string">
            <text:p>NH 458192</text:p>
          </table:table-cell>
          <table:table-cell table:number-columns-repeated="2"/>
          <table:table-cell office:value-type="string">
            <text:p>lochness@syha.org.uk <text:s text:c="17"/></text:p>
          </table:table-cell>
          <table:table-cell office:value-type="string">
            <text:p>http://www.syha.org.uk/hostels-in-scotland/highlands/loch-ness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Loch Ossian</text:p>
          </table:table-cell>
          <table:table-cell office:value-type="string">
            <text:p>Corrour By Fort William</text:p>
          </table:table-cell>
          <table:table-cell/>
          <table:table-cell office:value-type="string">
            <text:p>PH30 4AA</text:p>
          </table:table-cell>
          <table:table-cell office:value-type="string">
            <text:p>01397 732207</text:p>
          </table:table-cell>
          <table:table-cell office:value-type="float" office:value="56.79216">
            <text:p>56.792160</text:p>
          </table:table-cell>
          <table:table-cell office:value-type="float" office:value="-4.60161">
            <text:p>-4.601610</text:p>
          </table:table-cell>
          <table:table-cell office:value-type="string">
            <text:p>NN 412698</text:p>
          </table:table-cell>
          <table:table-cell table:number-columns-repeated="2"/>
          <table:table-cell office:value-type="string">
            <text:p>lochossian@syha.org.uk <text:s text:c="17"/></text:p>
          </table:table-cell>
          <table:table-cell office:value-type="string">
            <text:p>http://www.syha.org.uk/hostels-in-scotland/highlands/loch-ossian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Oban</text:p>
          </table:table-cell>
          <table:table-cell office:value-type="string">
            <text:p>Esplanade Oban</text:p>
          </table:table-cell>
          <table:table-cell/>
          <table:table-cell office:value-type="string">
            <text:p>PA34 5AF</text:p>
          </table:table-cell>
          <table:table-cell office:value-type="string">
            <text:p>01631 562025</text:p>
          </table:table-cell>
          <table:table-cell office:value-type="float" office:value="56.42002">
            <text:p>56.420020</text:p>
          </table:table-cell>
          <table:table-cell office:value-type="float" office:value="-5.48018">
            <text:p>-5.480180</text:p>
          </table:table-cell>
          <table:table-cell office:value-type="string">
            <text:p>NM 855307</text:p>
          </table:table-cell>
          <table:table-cell table:number-columns-repeated="2"/>
          <table:table-cell office:value-type="string">
            <text:p>oban@syha.org.uk <text:s text:c="17"/></text:p>
          </table:table-cell>
          <table:table-cell office:value-type="string">
            <text:p>http://www.syha.org.uk/hostels-in-scotland/highlands/oban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Pitlochry</text:p>
          </table:table-cell>
          <table:table-cell office:value-type="string">
            <text:p>Knockard Road Pitlochry</text:p>
          </table:table-cell>
          <table:table-cell/>
          <table:table-cell office:value-type="string">
            <text:p>PH16 5HJ</text:p>
          </table:table-cell>
          <table:table-cell office:value-type="string">
            <text:p>01796 472308</text:p>
          </table:table-cell>
          <table:table-cell office:value-type="float" office:value="56.70588">
            <text:p>56.705880</text:p>
          </table:table-cell>
          <table:table-cell office:value-type="float" office:value="-3.72932">
            <text:p>-3.729320</text:p>
          </table:table-cell>
          <table:table-cell office:value-type="string">
            <text:p>NN 942585</text:p>
          </table:table-cell>
          <table:table-cell table:number-columns-repeated="2"/>
          <table:table-cell office:value-type="string">
            <text:p>pitlochry@syha.org.uk <text:s text:c="17"/></text:p>
          </table:table-cell>
          <table:table-cell office:value-type="string">
            <text:p>http://www.syha.org.uk/hostels-in-scotland/highlands/pitlochry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Prosen</text:p>
          </table:table-cell>
          <table:table-cell office:value-type="string">
            <text:p>Glenprosen Kirriemuir</text:p>
          </table:table-cell>
          <table:table-cell/>
          <table:table-cell office:value-type="string">
            <text:p>DD8 4SA</text:p>
          </table:table-cell>
          <table:table-cell office:value-type="string">
            <text:p>01575 540238</text:p>
          </table:table-cell>
          <table:table-cell office:value-type="float" office:value="56.78307">
            <text:p>56.783070</text:p>
          </table:table-cell>
          <table:table-cell office:value-type="float" office:value="-3.11472">
            <text:p>-3.114720</text:p>
          </table:table-cell>
          <table:table-cell office:value-type="string">
            <text:p>NO 320663</text:p>
          </table:table-cell>
          <table:table-cell table:number-columns-repeated="2"/>
          <table:table-cell office:value-type="string">
            <text:p>webite@prosenhostel.co.uk <text:s text:c="17"/></text:p>
          </table:table-cell>
          <table:table-cell office:value-type="string">
            <text:p>http://www.syha.org.uk/hostels-in-scotland/highlands/prosen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Ratagan</text:p>
          </table:table-cell>
          <table:table-cell office:value-type="string">
            <text:p>Glenshiel Kyle</text:p>
          </table:table-cell>
          <table:table-cell/>
          <table:table-cell office:value-type="string">
            <text:p>IV40 8HP</text:p>
          </table:table-cell>
          <table:table-cell office:value-type="string">
            <text:p>01599 511243</text:p>
          </table:table-cell>
          <table:table-cell office:value-type="float" office:value="57.222597">
            <text:p>57.222597</text:p>
          </table:table-cell>
          <table:table-cell office:value-type="float" office:value="-5.446377">
            <text:p>-5.446377</text:p>
          </table:table-cell>
          <table:table-cell office:value-type="string">
            <text:p>NG 920199</text:p>
          </table:table-cell>
          <table:table-cell table:number-columns-repeated="2"/>
          <table:table-cell office:value-type="string">
            <text:p>ratagan@syha.org.uk <text:s text:c="17"/></text:p>
          </table:table-cell>
          <table:table-cell office:value-type="string">
            <text:p>http://www.syha.org.uk/hostels-in-scotland/highlands/ratagan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Tomintoul</text:p>
          </table:table-cell>
          <table:table-cell office:value-type="string">
            <text:p>Main Street Tomintoul</text:p>
          </table:table-cell>
          <table:table-cell/>
          <table:table-cell office:value-type="string">
            <text:p>AB37 9EX</text:p>
          </table:table-cell>
          <table:table-cell office:value-type="string">
            <text:p>01807 580 364</text:p>
          </table:table-cell>
          <table:table-cell office:value-type="float" office:value="57.2496">
            <text:p>57.249600</text:p>
          </table:table-cell>
          <table:table-cell office:value-type="float" office:value="-3.37607">
            <text:p>-3.376070</text:p>
          </table:table-cell>
          <table:table-cell office:value-type="string">
            <text:p>NJ 171185</text:p>
          </table:table-cell>
          <table:table-cell table:number-columns-repeated="2"/>
          <table:table-cell office:value-type="string">
            <text:p>info@thesmugglershostel.co.uk <text:s text:c="17"/></text:p>
          </table:table-cell>
          <table:table-cell office:value-type="string">
            <text:p>http://www.syha.org.uk/hostels-in-scotland/highlands/tomintoul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Tongue</text:p>
          </table:table-cell>
          <table:table-cell office:value-type="string">
            <text:p>Tongue By Lairg</text:p>
          </table:table-cell>
          <table:table-cell/>
          <table:table-cell office:value-type="string">
            <text:p>IV27 4XH</text:p>
          </table:table-cell>
          <table:table-cell office:value-type="string">
            <text:p>01847 611789</text:p>
          </table:table-cell>
          <table:table-cell office:value-type="float" office:value="58.492494">
            <text:p>58.492494</text:p>
          </table:table-cell>
          <table:table-cell office:value-type="float" office:value="-4.427164">
            <text:p>-4.427164</text:p>
          </table:table-cell>
          <table:table-cell office:value-type="string">
            <text:p>NC 586586</text:p>
          </table:table-cell>
          <table:table-cell table:number-columns-repeated="2"/>
          <table:table-cell office:value-type="string">
            <text:p>tongue@syha.org.uk <text:s text:c="17"/></text:p>
          </table:table-cell>
          <table:table-cell office:value-type="string">
            <text:p>http://www.syha.org.uk/hostels-in-scotland/highlands/tongue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Torridon</text:p>
          </table:table-cell>
          <table:table-cell office:value-type="string">
            <text:p>Torridon by Achnasheen</text:p>
          </table:table-cell>
          <table:table-cell/>
          <table:table-cell office:value-type="string">
            <text:p>IV22 2EZ</text:p>
          </table:table-cell>
          <table:table-cell office:value-type="string">
            <text:p>01445 791284</text:p>
          </table:table-cell>
          <table:table-cell office:value-type="float" office:value="57.544161">
            <text:p>57.544161</text:p>
          </table:table-cell>
          <table:table-cell office:value-type="float" office:value="-5.504352">
            <text:p>-5.504352</text:p>
          </table:table-cell>
          <table:table-cell office:value-type="string">
            <text:p>NG 904559</text:p>
          </table:table-cell>
          <table:table-cell table:number-columns-repeated="2"/>
          <table:table-cell office:value-type="string">
            <text:p>torridon@syha.org.uk <text:s text:c="17"/></text:p>
          </table:table-cell>
          <table:table-cell office:value-type="string">
            <text:p>http://www.syha.org.uk/hostels-in-scotland/highlands/torridon.aspx</text:p>
          </table:table-cell>
          <table:table-cell table:number-columns-repeated="982"/>
        </table:table-row>
        <table:table-row table:style-name="ro1">
          <table:table-cell office:value-type="string">
            <text:p>Scotland - Highlands</text:p>
          </table:table-cell>
          <table:table-cell office:value-type="string">
            <text:p>Ullapool</text:p>
          </table:table-cell>
          <table:table-cell office:value-type="string">
            <text:p>Shore Street Ullapool</text:p>
          </table:table-cell>
          <table:table-cell/>
          <table:table-cell office:value-type="string">
            <text:p>IV26 2UJ</text:p>
          </table:table-cell>
          <table:table-cell office:value-type="string">
            <text:p>01854 612 254</text:p>
          </table:table-cell>
          <table:table-cell office:value-type="float" office:value="57.89618">
            <text:p>57.896180</text:p>
          </table:table-cell>
          <table:table-cell office:value-type="float" office:value="-5.15777">
            <text:p>-5.157770</text:p>
          </table:table-cell>
          <table:table-cell office:value-type="string">
            <text:p>NH 129940</text:p>
          </table:table-cell>
          <table:table-cell table:number-columns-repeated="2"/>
          <table:table-cell office:value-type="string">
            <text:p>ullapool@syha.org.uk <text:s text:c="17"/></text:p>
          </table:table-cell>
          <table:table-cell office:value-type="string">
            <text:p>http://www.syha.org.uk/hostels-in-scotland/highlands/ullapool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Berneray</text:p>
          </table:table-cell>
          <table:table-cell office:value-type="string">
            <text:p>Isle of Berneray North Uist</text:p>
          </table:table-cell>
          <table:table-cell/>
          <table:table-cell office:value-type="string">
            <text:p>HS6 5BQ</text:p>
          </table:table-cell>
          <table:table-cell office:value-type="string">
            <text:p>0845 293 73 73</text:p>
          </table:table-cell>
          <table:table-cell office:value-type="float" office:value="57.717334">
            <text:p>57.717334</text:p>
          </table:table-cell>
          <table:table-cell office:value-type="float" office:value="-7.1538">
            <text:p>-7.153800</text:p>
          </table:table-cell>
          <table:table-cell office:value-type="string">
            <text:p>NF 932814</text:p>
          </table:table-cell>
          <table:table-cell table:number-columns-repeated="2"/>
          <table:table-cell office:value-type="string">
            <text:p>ghht@gatliff.org.uk <text:s text:c="17"/></text:p>
          </table:table-cell>
          <table:table-cell office:value-type="string">
            <text:p>http://www.syha.org.uk/hostels-in-scotland/islands/berneray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Birsay</text:p>
          </table:table-cell>
          <table:table-cell office:value-type="string">
            <text:p>Birsay Outdoor Centre Birsay</text:p>
          </table:table-cell>
          <table:table-cell/>
          <table:table-cell office:value-type="string">
            <text:p>KW17 2LY</text:p>
          </table:table-cell>
          <table:table-cell office:value-type="string">
            <text:p>01856 873535</text:p>
          </table:table-cell>
          <table:table-cell office:value-type="float" office:value="59.12497">
            <text:p>59.124970</text:p>
          </table:table-cell>
          <table:table-cell office:value-type="float" office:value="-3.30167">
            <text:p>-3.301670</text:p>
          </table:table-cell>
          <table:table-cell office:value-type="string">
            <text:p>HY 256272</text:p>
          </table:table-cell>
          <table:table-cell table:number-columns-repeated="2"/>
          <table:table-cell office:value-type="string">
            <text:p>recreation@orkney.gov.uk <text:s text:c="17"/></text:p>
          </table:table-cell>
          <table:table-cell office:value-type="string">
            <text:p>http://www.syha.org.uk/hostels-in-scotland/islands/birsay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Broadford</text:p>
          </table:table-cell>
          <table:table-cell office:value-type="string">
            <text:p>Broadford Isle of Skye</text:p>
          </table:table-cell>
          <table:table-cell/>
          <table:table-cell office:value-type="string">
            <text:p>IV49 9AA</text:p>
          </table:table-cell>
          <table:table-cell office:value-type="string">
            <text:p>01471 822442</text:p>
          </table:table-cell>
          <table:table-cell office:value-type="float" office:value="57.246613">
            <text:p>57.246613</text:p>
          </table:table-cell>
          <table:table-cell office:value-type="float" office:value="-5.911442">
            <text:p>-5.911442</text:p>
          </table:table-cell>
          <table:table-cell office:value-type="string">
            <text:p>NG 641241</text:p>
          </table:table-cell>
          <table:table-cell table:number-columns-repeated="2"/>
          <table:table-cell office:value-type="string">
            <text:p>broadford@syha.org.uk <text:s text:c="17"/></text:p>
          </table:table-cell>
          <table:table-cell office:value-type="string">
            <text:p>http://www.syha.org.uk/hostels-in-scotland/islands/broadford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Brodick</text:p>
          </table:table-cell>
          <table:table-cell office:value-type="string">
            <text:p>The National Trust for Scotland Brodick Castle</text:p>
          </table:table-cell>
          <table:table-cell/>
          <table:table-cell office:value-type="string">
            <text:p>KA27 8HY</text:p>
          </table:table-cell>
          <table:table-cell office:value-type="string">
            <text:p>0844 4932152</text:p>
          </table:table-cell>
          <table:table-cell office:value-type="float" office:value="55.59387">
            <text:p>55.593870</text:p>
          </table:table-cell>
          <table:table-cell office:value-type="float" office:value="-5.15089">
            <text:p>-5.150890</text:p>
          </table:table-cell>
          <table:table-cell office:value-type="string">
            <text:p>NS 016379</text:p>
          </table:table-cell>
          <table:table-cell table:number-columns-repeated="2"/>
          <table:table-cell office:value-type="string">
            <text:p>brodickcastle@nts.org.uk <text:s text:c="17"/></text:p>
          </table:table-cell>
          <table:table-cell office:value-type="string">
            <text:p>http://www.syha.org.uk/hostels-in-scotland/islands/brodick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Coll Bunkhouse</text:p>
          </table:table-cell>
          <table:table-cell office:value-type="string">
            <text:p>An Cridhe Arinagour</text:p>
          </table:table-cell>
          <table:table-cell/>
          <table:table-cell office:value-type="string">
            <text:p>PA78 6SY</text:p>
          </table:table-cell>
          <table:table-cell office:value-type="string">
            <text:p>01879 230 217</text:p>
          </table:table-cell>
          <table:table-cell office:value-type="float" office:value="56.62329">
            <text:p>56.623290</text:p>
          </table:table-cell>
          <table:table-cell office:value-type="float" office:value="-6.52707">
            <text:p>-6.527070</text:p>
          </table:table-cell>
          <table:table-cell office:value-type="string">
            <text:p>NM 224571</text:p>
          </table:table-cell>
          <table:table-cell table:number-columns-repeated="2"/>
          <table:table-cell office:value-type="string">
            <text:p>info@collbunkhouse.co.uk <text:s text:c="17"/></text:p>
          </table:table-cell>
          <table:table-cell office:value-type="string">
            <text:p>http://www.syha.org.uk/hostels-in-scotland/islands/coll-bunkhouse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Cumbrae</text:p>
          </table:table-cell>
          <table:table-cell office:value-type="string">
            <text:p>Isle of Cumbrae</text:p>
          </table:table-cell>
          <table:table-cell/>
          <table:table-cell office:value-type="string">
            <text:p>KA28 0HQ</text:p>
          </table:table-cell>
          <table:table-cell office:value-type="string">
            <text:p>01475 530 757</text:p>
          </table:table-cell>
          <table:table-cell office:value-type="float" office:value="55.77372">
            <text:p>55.773720</text:p>
          </table:table-cell>
          <table:table-cell office:value-type="float" office:value="-4.90722">
            <text:p>-4.907220</text:p>
          </table:table-cell>
          <table:table-cell office:value-type="string">
            <text:p>NS 177572</text:p>
          </table:table-cell>
          <table:table-cell table:number-columns-repeated="2"/>
          <table:table-cell office:value-type="string">
            <text:p>cumbraecentre@sportscotland.org.uk <text:s text:c="17"/></text:p>
          </table:table-cell>
          <table:table-cell office:value-type="string">
            <text:p>http://www.syha.org.uk/hostels-in-scotland/islands/cumbrae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Eday</text:p>
          </table:table-cell>
          <table:table-cell office:value-type="string">
            <text:p>London Bay Eday</text:p>
          </table:table-cell>
          <table:table-cell/>
          <table:table-cell office:value-type="string">
            <text:p>KW17 2AB</text:p>
          </table:table-cell>
          <table:table-cell office:value-type="string">
            <text:p>0845 293 73 73</text:p>
          </table:table-cell>
          <table:table-cell office:value-type="float" office:value="59.22503">
            <text:p>59.225030</text:p>
          </table:table-cell>
          <table:table-cell office:value-type="float" office:value="-2.76218">
            <text:p>-2.762180</text:p>
          </table:table-cell>
          <table:table-cell office:value-type="string">
            <text:p>HY 566379</text:p>
          </table:table-cell>
          <table:table-cell table:number-columns-repeated="2"/>
          <table:table-cell office:value-type="string">
            <text:p>reservations@syha.org.uk <text:s text:c="17"/></text:p>
          </table:table-cell>
          <table:table-cell office:value-type="string">
            <text:p>http://www.syha.org.uk/hostels-in-scotland/islands/eday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Eigg</text:p>
          </table:table-cell>
          <table:table-cell office:value-type="string">
            <text:p>Isle of Eigg by Mallaig</text:p>
          </table:table-cell>
          <table:table-cell/>
          <table:table-cell office:value-type="string">
            <text:p>PH42 4RL</text:p>
          </table:table-cell>
          <table:table-cell table:style-name="ce2" office:value-type="string">
            <text:p>1687482417</text:p>
          </table:table-cell>
          <table:table-cell office:value-type="float" office:value="56.90189">
            <text:p>56.901890</text:p>
          </table:table-cell>
          <table:table-cell office:value-type="float" office:value="-6.14275">
            <text:p>-6.142750</text:p>
          </table:table-cell>
          <table:table-cell office:value-type="string">
            <text:p>NM 479866</text:p>
          </table:table-cell>
          <table:table-cell table:number-columns-repeated="2"/>
          <table:table-cell office:value-type="string">
            <text:p>admin@glebebarn.co.uk <text:s text:c="17"/></text:p>
          </table:table-cell>
          <table:table-cell office:value-type="string">
            <text:p>http://www.syha.org.uk/hostels-in-scotland/islands/eigg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Glenbrittle</text:p>
          </table:table-cell>
          <table:table-cell office:value-type="string">
            <text:p>Glenbrittle Carbost</text:p>
          </table:table-cell>
          <table:table-cell/>
          <table:table-cell office:value-type="string">
            <text:p>IV47 8TA</text:p>
          </table:table-cell>
          <table:table-cell office:value-type="string">
            <text:p>01478 640278</text:p>
          </table:table-cell>
          <table:table-cell office:value-type="float" office:value="57.219858">
            <text:p>57.219858</text:p>
          </table:table-cell>
          <table:table-cell office:value-type="float" office:value="-6.293108">
            <text:p>-6.293108</text:p>
          </table:table-cell>
          <table:table-cell office:value-type="string">
            <text:p>NG 409225</text:p>
          </table:table-cell>
          <table:table-cell table:number-columns-repeated="2"/>
          <table:table-cell office:value-type="string">
            <text:p>glenbrittle@syha.org.uk <text:s text:c="17"/></text:p>
          </table:table-cell>
          <table:table-cell office:value-type="string">
            <text:p>http://www.syha.org.uk/hostels-in-scotland/islands/glenbrittle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Howmore</text:p>
          </table:table-cell>
          <table:table-cell office:value-type="string">
            <text:p>South Uist</text:p>
          </table:table-cell>
          <table:table-cell/>
          <table:table-cell office:value-type="string">
            <text:p>HS8 5SH</text:p>
          </table:table-cell>
          <table:table-cell office:value-type="string">
            <text:p>0845 293 73 73</text:p>
          </table:table-cell>
          <table:table-cell office:value-type="float" office:value="57.30115">
            <text:p>57.301150</text:p>
          </table:table-cell>
          <table:table-cell office:value-type="float" office:value="-7.37342">
            <text:p>-7.373420</text:p>
          </table:table-cell>
          <table:table-cell office:value-type="string">
            <text:p>NF 765362</text:p>
          </table:table-cell>
          <table:table-cell table:number-columns-repeated="2"/>
          <table:table-cell office:value-type="string">
            <text:p>ghht@gatliff.org.uk <text:s text:c="17"/></text:p>
          </table:table-cell>
          <table:table-cell office:value-type="string">
            <text:p>http://www.syha.org.uk/hostels-in-scotland/islands/howmore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Hoy</text:p>
          </table:table-cell>
          <table:table-cell office:value-type="string">
            <text:p>Hoy Stromness</text:p>
          </table:table-cell>
          <table:table-cell/>
          <table:table-cell office:value-type="string">
            <text:p>KW16 3NJ</text:p>
          </table:table-cell>
          <table:table-cell office:value-type="string">
            <text:p>01856 873535 ext 2404</text:p>
          </table:table-cell>
          <table:table-cell office:value-type="float" office:value="58.91197">
            <text:p>58.911970</text:p>
          </table:table-cell>
          <table:table-cell office:value-type="float" office:value="-3.3304">
            <text:p>-3.330400</text:p>
          </table:table-cell>
          <table:table-cell office:value-type="string">
            <text:p>HY 235035</text:p>
          </table:table-cell>
          <table:table-cell table:number-columns-repeated="2"/>
          <table:table-cell office:value-type="string">
            <text:p>community.recreation@orkney.gov.uk <text:s text:c="17"/></text:p>
          </table:table-cell>
          <table:table-cell office:value-type="string">
            <text:p>http://www.syha.org.uk/hostels-in-scotland/islands/hoy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Kershader</text:p>
          </table:table-cell>
          <table:table-cell office:value-type="string">
            <text:p>Kershader Community Hostel Ravenspoint</text:p>
          </table:table-cell>
          <table:table-cell/>
          <table:table-cell office:value-type="string">
            <text:p>HS2 9QA</text:p>
          </table:table-cell>
          <table:table-cell office:value-type="string">
            <text:p>01851 880236</text:p>
          </table:table-cell>
          <table:table-cell office:value-type="float" office:value="58.08924">
            <text:p>58.089240</text:p>
          </table:table-cell>
          <table:table-cell office:value-type="float" office:value="-6.51472">
            <text:p>-6.514720</text:p>
          </table:table-cell>
          <table:table-cell office:value-type="string">
            <text:p>NB 340200</text:p>
          </table:table-cell>
          <table:table-cell table:number-columns-repeated="2"/>
          <table:table-cell office:value-type="string">
            <text:p>reservations@syha.org.uk <text:s text:c="17"/></text:p>
          </table:table-cell>
          <table:table-cell office:value-type="string">
            <text:p>http://www.syha.org.uk/hostels-in-scotland/islands/kershader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Kirkwall</text:p>
          </table:table-cell>
          <table:table-cell office:value-type="string">
            <text:p>Old Scapa Road Kirkwall</text:p>
          </table:table-cell>
          <table:table-cell/>
          <table:table-cell office:value-type="string">
            <text:p>KW15 1BB</text:p>
          </table:table-cell>
          <table:table-cell office:value-type="string">
            <text:p>01856 872 243</text:p>
          </table:table-cell>
          <table:table-cell office:value-type="float" office:value="58.97599">
            <text:p>58.975990</text:p>
          </table:table-cell>
          <table:table-cell office:value-type="float" office:value="-2.96923">
            <text:p>-2.969230</text:p>
          </table:table-cell>
          <table:table-cell office:value-type="string">
            <text:p>HY 444103</text:p>
          </table:table-cell>
          <table:table-cell table:number-columns-repeated="2"/>
          <table:table-cell office:value-type="string">
            <text:p>kirkwall@syha.org.uk <text:s text:c="17"/></text:p>
          </table:table-cell>
          <table:table-cell office:value-type="string">
            <text:p>http://www.syha.org.uk/hostels-in-scotland/islands/kirkwall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Lerwick</text:p>
          </table:table-cell>
          <table:table-cell office:value-type="string">
            <text:p>Islesburgh House King Harald Street</text:p>
          </table:table-cell>
          <table:table-cell/>
          <table:table-cell office:value-type="string">
            <text:p>ZE1 0EQ</text:p>
          </table:table-cell>
          <table:table-cell office:value-type="string">
            <text:p>0845 293 73 73</text:p>
          </table:table-cell>
          <table:table-cell office:value-type="float" office:value="60.15273">
            <text:p>60.152730</text:p>
          </table:table-cell>
          <table:table-cell office:value-type="float" office:value="-1.14926">
            <text:p>-1.149260</text:p>
          </table:table-cell>
          <table:table-cell office:value-type="string">
            <text:p>HU 473412</text:p>
          </table:table-cell>
          <table:table-cell table:number-columns-repeated="2"/>
          <table:table-cell office:value-type="string">
            <text:p>reception.islesburgh@shetland.gov.uk <text:s text:c="17"/></text:p>
          </table:table-cell>
          <table:table-cell office:value-type="string">
            <text:p>http://www.syha.org.uk/hostels-in-scotland/islands/lerwick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Lochranza</text:p>
          </table:table-cell>
          <table:table-cell office:value-type="string">
            <text:p>Lochranza Isle of Arran</text:p>
          </table:table-cell>
          <table:table-cell/>
          <table:table-cell office:value-type="string">
            <text:p>KA27 8HL</text:p>
          </table:table-cell>
          <table:table-cell office:value-type="string">
            <text:p>01770 830631</text:p>
          </table:table-cell>
          <table:table-cell office:value-type="float" office:value="55.70477">
            <text:p>55.704770</text:p>
          </table:table-cell>
          <table:table-cell office:value-type="float" office:value="-5.29478">
            <text:p>-5.294780</text:p>
          </table:table-cell>
          <table:table-cell office:value-type="string">
            <text:p>NR 931506</text:p>
          </table:table-cell>
          <table:table-cell table:number-columns-repeated="2"/>
          <table:table-cell office:value-type="string">
            <text:p>lochranza@syha.org.uk <text:s text:c="17"/></text:p>
          </table:table-cell>
          <table:table-cell office:value-type="string">
            <text:p>http://www.syha.org.uk/hostels-in-scotland/islands/lochranza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Papa Westray</text:p>
          </table:table-cell>
          <table:table-cell office:value-type="string">
            <text:p>Beltane House Papa Westray</text:p>
          </table:table-cell>
          <table:table-cell/>
          <table:table-cell office:value-type="string">
            <text:p>KW17 2BU</text:p>
          </table:table-cell>
          <table:table-cell office:value-type="string">
            <text:p>0845 293 73 73</text:p>
          </table:table-cell>
          <table:table-cell office:value-type="float" office:value="59.34739">
            <text:p>59.347390</text:p>
          </table:table-cell>
          <table:table-cell office:value-type="float" office:value="-2.89325">
            <text:p>-2.893250</text:p>
          </table:table-cell>
          <table:table-cell office:value-type="string">
            <text:p>HY 493516</text:p>
          </table:table-cell>
          <table:table-cell table:number-columns-repeated="2"/>
          <table:table-cell office:value-type="string">
            <text:p>beltanepapay@aol.co.uk <text:s text:c="17"/></text:p>
          </table:table-cell>
          <table:table-cell office:value-type="string">
            <text:p>http://www.syha.org.uk/hostels-in-scotland/islands/papa-westray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Port Charlotte, Islay</text:p>
          </table:table-cell>
          <table:table-cell office:value-type="string">
            <text:p>Port Charlotte Isle of Islay</text:p>
          </table:table-cell>
          <table:table-cell/>
          <table:table-cell office:value-type="string">
            <text:p>PA48 7TX</text:p>
          </table:table-cell>
          <table:table-cell office:value-type="string">
            <text:p>01496 850 385</text:p>
          </table:table-cell>
          <table:table-cell office:value-type="float" office:value="55.740858">
            <text:p>55.740858</text:p>
          </table:table-cell>
          <table:table-cell office:value-type="float" office:value="-6.377617">
            <text:p>-6.377617</text:p>
          </table:table-cell>
          <table:table-cell office:value-type="string">
            <text:p>NR 253584</text:p>
          </table:table-cell>
          <table:table-cell table:number-columns-repeated="2"/>
          <table:table-cell office:value-type="string">
            <text:p>islay@syha.org.uk <text:s text:c="17"/></text:p>
          </table:table-cell>
          <table:table-cell office:value-type="string">
            <text:p>http://www.syha.org.uk/hostels-in-scotland/islands/port-charlotte,-islay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Raasay</text:p>
          </table:table-cell>
          <table:table-cell office:value-type="string">
            <text:p>Creachan Cottage Raasay</text:p>
          </table:table-cell>
          <table:table-cell/>
          <table:table-cell office:value-type="string">
            <text:p>IV40 8NT</text:p>
          </table:table-cell>
          <table:table-cell office:value-type="string">
            <text:p>01478 660 240</text:p>
          </table:table-cell>
          <table:table-cell office:value-type="float" office:value="57.34866">
            <text:p>57.348660</text:p>
          </table:table-cell>
          <table:table-cell office:value-type="float" office:value="-6.06358">
            <text:p>-6.063580</text:p>
          </table:table-cell>
          <table:table-cell office:value-type="string">
            <text:p>NG 556360</text:p>
          </table:table-cell>
          <table:table-cell table:number-columns-repeated="2"/>
          <table:table-cell office:value-type="string">
            <text:p>raasay@syha.org.uk <text:s text:c="17"/></text:p>
          </table:table-cell>
          <table:table-cell office:value-type="string">
            <text:p>http://www.syha.org.uk/hostels-in-scotland/islands/raasay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Rackwick</text:p>
          </table:table-cell>
          <table:table-cell office:value-type="string">
            <text:p>Hoy Stromness</text:p>
          </table:table-cell>
          <table:table-cell/>
          <table:table-cell office:value-type="string">
            <text:p>KW16 3NJ</text:p>
          </table:table-cell>
          <table:table-cell office:value-type="string">
            <text:p>01856 873535, Ext 2404</text:p>
          </table:table-cell>
          <table:table-cell office:value-type="float" office:value="58.91197">
            <text:p>58.911970</text:p>
          </table:table-cell>
          <table:table-cell office:value-type="float" office:value="-3.3304">
            <text:p>-3.330400</text:p>
          </table:table-cell>
          <table:table-cell office:value-type="string">
            <text:p>HY 235035</text:p>
          </table:table-cell>
          <table:table-cell table:number-columns-repeated="2"/>
          <table:table-cell office:value-type="string">
            <text:p>community.recreation@orkney.gov.uk <text:s text:c="17"/></text:p>
          </table:table-cell>
          <table:table-cell office:value-type="string">
            <text:p>http://www.syha.org.uk/hostels-in-scotland/islands/rackwick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Rhenigidale</text:p>
          </table:table-cell>
          <table:table-cell office:value-type="string">
            <text:p>Rhenigidale Isle of Harris</text:p>
          </table:table-cell>
          <table:table-cell/>
          <table:table-cell office:value-type="string">
            <text:p>HS3 3BD</text:p>
          </table:table-cell>
          <table:table-cell/>
          <table:table-cell office:value-type="float" office:value="57.919796">
            <text:p>57.919796</text:p>
          </table:table-cell>
          <table:table-cell office:value-type="float" office:value="-6.681207">
            <text:p>-6.681207</text:p>
          </table:table-cell>
          <table:table-cell office:value-type="string">
            <text:p>NB 229019</text:p>
          </table:table-cell>
          <table:table-cell table:number-columns-repeated="2"/>
          <table:table-cell office:value-type="string">
            <text:p>ghht@gatliff.org.uk <text:s text:c="17"/></text:p>
          </table:table-cell>
          <table:table-cell office:value-type="string">
            <text:p>http://www.syha.org.uk/hostels-in-scotland/islands/rhenigidale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Tobermory</text:p>
          </table:table-cell>
          <table:table-cell office:value-type="string">
            <text:p>Main Street Tobermory</text:p>
          </table:table-cell>
          <table:table-cell/>
          <table:table-cell office:value-type="string">
            <text:p>PA75 6NU</text:p>
          </table:table-cell>
          <table:table-cell office:value-type="string">
            <text:p>01688 302 481</text:p>
          </table:table-cell>
          <table:table-cell office:value-type="float" office:value="56.62315">
            <text:p>56.623150</text:p>
          </table:table-cell>
          <table:table-cell office:value-type="float" office:value="-6.06659">
            <text:p>-6.066590</text:p>
          </table:table-cell>
          <table:table-cell office:value-type="string">
            <text:p>NM 506553</text:p>
          </table:table-cell>
          <table:table-cell table:number-columns-repeated="2"/>
          <table:table-cell office:value-type="string">
            <text:p>tobermory@syha.org.uk <text:s text:c="17"/></text:p>
          </table:table-cell>
          <table:table-cell office:value-type="string">
            <text:p>http://www.syha.org.uk/hostels-in-scotland/islands/tobermory.aspx</text:p>
          </table:table-cell>
          <table:table-cell table:number-columns-repeated="982"/>
        </table:table-row>
        <table:table-row table:style-name="ro1">
          <table:table-cell office:value-type="string">
            <text:p>Scotland - Islands</text:p>
          </table:table-cell>
          <table:table-cell office:value-type="string">
            <text:p>Uig</text:p>
          </table:table-cell>
          <table:table-cell office:value-type="string">
            <text:p>Uig Isle of Skye</text:p>
          </table:table-cell>
          <table:table-cell/>
          <table:table-cell office:value-type="string">
            <text:p>IV51 9YD</text:p>
          </table:table-cell>
          <table:table-cell office:value-type="string">
            <text:p>01470 542 746</text:p>
          </table:table-cell>
          <table:table-cell office:value-type="float" office:value="57.581864">
            <text:p>57.581864</text:p>
          </table:table-cell>
          <table:table-cell office:value-type="float" office:value="-6.357841">
            <text:p>-6.357841</text:p>
          </table:table-cell>
          <table:table-cell office:value-type="string">
            <text:p>NG 396630</text:p>
          </table:table-cell>
          <table:table-cell table:number-columns-repeated="2"/>
          <table:table-cell office:value-type="string">
            <text:p>uig@syha.org.uk <text:s text:c="17"/></text:p>
          </table:table-cell>
          <table:table-cell office:value-type="string">
            <text:p>http://www.syha.org.uk/hostels-in-scotland/islands/uig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Broadmeadows</text:p>
          </table:table-cell>
          <table:table-cell office:value-type="string">
            <text:p>Yarrowford Selkirk</text:p>
          </table:table-cell>
          <table:table-cell/>
          <table:table-cell office:value-type="string">
            <text:p>TD7 5LZ</text:p>
          </table:table-cell>
          <table:table-cell office:value-type="string">
            <text:p>01750 76372</text:p>
          </table:table-cell>
          <table:table-cell office:value-type="float" office:value="55.563572">
            <text:p>55.563572</text:p>
          </table:table-cell>
          <table:table-cell office:value-type="float" office:value="-2.925942">
            <text:p>-2.925942</text:p>
          </table:table-cell>
          <table:table-cell office:value-type="string">
            <text:p>NT 417304</text:p>
          </table:table-cell>
          <table:table-cell table:number-columns-repeated="2"/>
          <table:table-cell office:value-type="string">
            <text:p>broadmeadows@syha.org.uk <text:s text:c="17"/></text:p>
          </table:table-cell>
          <table:table-cell office:value-type="string">
            <text:p>http://www.syha.org.uk/hostels-in-scotland/lowlands/broadmeadows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Campbeltown Bunkhouse</text:p>
          </table:table-cell>
          <table:table-cell office:value-type="string">
            <text:p>Big Kiln Campbeltown</text:p>
          </table:table-cell>
          <table:table-cell/>
          <table:table-cell office:value-type="string">
            <text:p>PA28 6JF</text:p>
          </table:table-cell>
          <table:table-cell office:value-type="string">
            <text:p>01586 551188</text:p>
          </table:table-cell>
          <table:table-cell office:value-type="float" office:value="55.4236">
            <text:p>55.423600</text:p>
          </table:table-cell>
          <table:table-cell office:value-type="float" office:value="-5.60755">
            <text:p>-5.607550</text:p>
          </table:table-cell>
          <table:table-cell office:value-type="string">
            <text:p>NR 718203</text:p>
          </table:table-cell>
          <table:table-cell table:number-columns-repeated="2"/>
          <table:table-cell office:value-type="string">
            <text:p>info@campbeltownbunkhouse.co.uk <text:s text:c="17"/></text:p>
          </table:table-cell>
          <table:table-cell office:value-type="string">
            <text:p>http://www.syha.org.uk/hostels-in-scotland/lowlands/campbeltown-bunkhouse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Comrie Croft</text:p>
          </table:table-cell>
          <table:table-cell office:value-type="string">
            <text:p>Braincroft Perthshire</text:p>
          </table:table-cell>
          <table:table-cell/>
          <table:table-cell office:value-type="string">
            <text:p>PH7 4JZ</text:p>
          </table:table-cell>
          <table:table-cell office:value-type="string">
            <text:p>0845 293 73 73</text:p>
          </table:table-cell>
          <table:table-cell office:value-type="float" office:value="56.38404">
            <text:p>56.384040</text:p>
          </table:table-cell>
          <table:table-cell office:value-type="float" office:value="-3.94314">
            <text:p>-3.943140</text:p>
          </table:table-cell>
          <table:table-cell office:value-type="string">
            <text:p>NN 801230</text:p>
          </table:table-cell>
          <table:table-cell table:number-columns-repeated="2"/>
          <table:table-cell office:value-type="string">
            <text:p>info@comriecroft.com <text:s text:c="17"/></text:p>
          </table:table-cell>
          <table:table-cell office:value-type="string">
            <text:p>http://www.syha.org.uk/hostels-in-scotland/lowlands/comrie-croft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Edinburgh Central</text:p>
          </table:table-cell>
          <table:table-cell office:value-type="string">
            <text:p>9 Haddington Place Edinburgh</text:p>
          </table:table-cell>
          <table:table-cell/>
          <table:table-cell office:value-type="string">
            <text:p>EH7 4AL</text:p>
          </table:table-cell>
          <table:table-cell office:value-type="string">
            <text:p>0131 524 2090</text:p>
          </table:table-cell>
          <table:table-cell office:value-type="float" office:value="55.95996">
            <text:p>55.959960</text:p>
          </table:table-cell>
          <table:table-cell office:value-type="float" office:value="-3.18309">
            <text:p>-3.183090</text:p>
          </table:table-cell>
          <table:table-cell office:value-type="string">
            <text:p>NT 262747</text:p>
          </table:table-cell>
          <table:table-cell table:number-columns-repeated="2"/>
          <table:table-cell office:value-type="string">
            <text:p>central@syha.org.uk <text:s text:c="17"/></text:p>
          </table:table-cell>
          <table:table-cell office:value-type="string">
            <text:p>http://www.syha.org.uk/hostels-in-scotland/lowlands/edinburgh-central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Edinburgh Metro</text:p>
          </table:table-cell>
          <table:table-cell office:value-type="string">
            <text:p>11/2 Robertson's Close Cowgate Edinburgh</text:p>
          </table:table-cell>
          <table:table-cell/>
          <table:table-cell office:value-type="string">
            <text:p>EH1 1LY</text:p>
          </table:table-cell>
          <table:table-cell office:value-type="string">
            <text:p>0131 524 2090</text:p>
          </table:table-cell>
          <table:table-cell office:value-type="float" office:value="55.94879">
            <text:p>55.948790</text:p>
          </table:table-cell>
          <table:table-cell office:value-type="float" office:value="-3.18581">
            <text:p>-3.185810</text:p>
          </table:table-cell>
          <table:table-cell office:value-type="string">
            <text:p>NT 260735</text:p>
          </table:table-cell>
          <table:table-cell table:number-columns-repeated="2"/>
          <table:table-cell office:value-type="string">
            <text:p>edinburgh.metro@syha.org.uk <text:s text:c="17"/></text:p>
          </table:table-cell>
          <table:table-cell office:value-type="string">
            <text:p>http://www.syha.org.uk/hostels-in-scotland/lowlands/edinburgh-metro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Glasgow</text:p>
          </table:table-cell>
          <table:table-cell office:value-type="string">
            <text:p>8 Park Terrace Glasgow</text:p>
          </table:table-cell>
          <table:table-cell/>
          <table:table-cell office:value-type="string">
            <text:p>G3 6BY</text:p>
          </table:table-cell>
          <table:table-cell office:value-type="string">
            <text:p>0141 332 3004</text:p>
          </table:table-cell>
          <table:table-cell office:value-type="float" office:value="55.86924">
            <text:p>55.869240</text:p>
          </table:table-cell>
          <table:table-cell office:value-type="float" office:value="-4.28081">
            <text:p>-4.280810</text:p>
          </table:table-cell>
          <table:table-cell office:value-type="string">
            <text:p>NS 574664</text:p>
          </table:table-cell>
          <table:table-cell table:number-columns-repeated="2"/>
          <table:table-cell office:value-type="string">
            <text:p>glasgow@syha.org.uk <text:s text:c="17"/></text:p>
          </table:table-cell>
          <table:table-cell office:value-type="string">
            <text:p>http://www.syha.org.uk/hostels-in-scotland/lowlands/glasgow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Inveraray</text:p>
          </table:table-cell>
          <table:table-cell office:value-type="string">
            <text:p>Dalmally Road Inveraray</text:p>
          </table:table-cell>
          <table:table-cell/>
          <table:table-cell office:value-type="string">
            <text:p>PA32 8XD</text:p>
          </table:table-cell>
          <table:table-cell office:value-type="string">
            <text:p>01499 302454</text:p>
          </table:table-cell>
          <table:table-cell office:value-type="float" office:value="56.23184">
            <text:p>56.231840</text:p>
          </table:table-cell>
          <table:table-cell office:value-type="float" office:value="-5.07638">
            <text:p>-5.076380</text:p>
          </table:table-cell>
          <table:table-cell office:value-type="string">
            <text:p>NN 094086</text:p>
          </table:table-cell>
          <table:table-cell table:number-columns-repeated="2"/>
          <table:table-cell office:value-type="string">
            <text:p>inveraray@syha.org.uk <text:s text:c="17"/></text:p>
          </table:table-cell>
          <table:table-cell office:value-type="string">
            <text:p>http://www.syha.org.uk/hostels-in-scotland/lowlands/inveraray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Inversnaid</text:p>
          </table:table-cell>
          <table:table-cell office:value-type="string">
            <text:p>Inversnaid Stirling</text:p>
          </table:table-cell>
          <table:table-cell/>
          <table:table-cell office:value-type="string">
            <text:p>FK8 3TU</text:p>
          </table:table-cell>
          <table:table-cell office:value-type="string">
            <text:p>01877 386249</text:p>
          </table:table-cell>
          <table:table-cell office:value-type="float" office:value="56.24917">
            <text:p>56.249170</text:p>
          </table:table-cell>
          <table:table-cell office:value-type="float" office:value="-4.6688">
            <text:p>-4.668800</text:p>
          </table:table-cell>
          <table:table-cell office:value-type="string">
            <text:p>NN 347095</text:p>
          </table:table-cell>
          <table:table-cell table:number-columns-repeated="3"/>
          <table:table-cell office:value-type="string">
            <text:p>http://www.syha.org.uk/hostels-in-scotland/lowlands/inversnaid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Kirk Yetholm</text:p>
          </table:table-cell>
          <table:table-cell office:value-type="string">
            <text:p>Friends of Nature House Waukford</text:p>
          </table:table-cell>
          <table:table-cell/>
          <table:table-cell office:value-type="string">
            <text:p>TD5 8PG</text:p>
          </table:table-cell>
          <table:table-cell office:value-type="string">
            <text:p>01573 420 639</text:p>
          </table:table-cell>
          <table:table-cell office:value-type="float" office:value="55.54822">
            <text:p>55.548220</text:p>
          </table:table-cell>
          <table:table-cell office:value-type="float" office:value="-2.27736">
            <text:p>-2.277360</text:p>
          </table:table-cell>
          <table:table-cell office:value-type="string">
            <text:p>NT 826283</text:p>
          </table:table-cell>
          <table:table-cell table:number-columns-repeated="2"/>
          <table:table-cell office:value-type="string">
            <text:p>kirkyetholm@thefriendsofnature.org.uk <text:s text:c="17"/></text:p>
          </table:table-cell>
          <table:table-cell office:value-type="string">
            <text:p>http://www.syha.org.uk/hostels-in-scotland/lowlands/kirk-yetholm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New Lanark</text:p>
          </table:table-cell>
          <table:table-cell office:value-type="string">
            <text:p>Wee Row Rosedale Street</text:p>
          </table:table-cell>
          <table:table-cell/>
          <table:table-cell office:value-type="string">
            <text:p>ML11 9DJ</text:p>
          </table:table-cell>
          <table:table-cell office:value-type="string">
            <text:p>01555 666710</text:p>
          </table:table-cell>
          <table:table-cell office:value-type="float" office:value="55.66406">
            <text:p>55.664060</text:p>
          </table:table-cell>
          <table:table-cell office:value-type="float" office:value="-3.78211">
            <text:p>-3.782110</text:p>
          </table:table-cell>
          <table:table-cell office:value-type="string">
            <text:p>NS 880426</text:p>
          </table:table-cell>
          <table:table-cell table:number-columns-repeated="2"/>
          <table:table-cell office:value-type="string">
            <text:p>newlanark@syha.org.uk <text:s text:c="17"/></text:p>
          </table:table-cell>
          <table:table-cell office:value-type="string">
            <text:p>http://www.syha.org.uk/hostels-in-scotland/lowlands/new-lanark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Newton Stewart, Minnigaff</text:p>
          </table:table-cell>
          <table:table-cell office:value-type="string">
            <text:p>Newton Stewart Wigtownshire</text:p>
          </table:table-cell>
          <table:table-cell/>
          <table:table-cell office:value-type="string">
            <text:p>DG8 6PL</text:p>
          </table:table-cell>
          <table:table-cell office:value-type="string">
            <text:p>01671 402 211</text:p>
          </table:table-cell>
          <table:table-cell office:value-type="float" office:value="54.965203">
            <text:p>54.965203</text:p>
          </table:table-cell>
          <table:table-cell office:value-type="float" office:value="-4.482466">
            <text:p>-4.482466</text:p>
          </table:table-cell>
          <table:table-cell office:value-type="string">
            <text:p>NX 412662</text:p>
          </table:table-cell>
          <table:table-cell table:number-columns-repeated="2"/>
          <table:table-cell office:value-type="string">
            <text:p>newtonstewart@syha.org.uk <text:s text:c="17"/></text:p>
          </table:table-cell>
          <table:table-cell office:value-type="string">
            <text:p>http://www.syha.org.uk/hostels-in-scotland/lowlands/newton-stewart,-minnigaff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Perth</text:p>
          </table:table-cell>
          <table:table-cell office:value-type="string">
            <text:p>Perth College Crieff Road</text:p>
          </table:table-cell>
          <table:table-cell/>
          <table:table-cell office:value-type="string">
            <text:p>PH1 2GA</text:p>
          </table:table-cell>
          <table:table-cell office:value-type="string">
            <text:p>01738 877 800</text:p>
          </table:table-cell>
          <table:table-cell office:value-type="float" office:value="56.40537">
            <text:p>56.405370</text:p>
          </table:table-cell>
          <table:table-cell office:value-type="float" office:value="-3.4595">
            <text:p>-3.459500</text:p>
          </table:table-cell>
          <table:table-cell office:value-type="string">
            <text:p>NO 100246</text:p>
          </table:table-cell>
          <table:table-cell table:number-columns-repeated="2"/>
          <table:table-cell office:value-type="string">
            <text:p>perthresidencemanager@syha.org.uk <text:s text:c="17"/></text:p>
          </table:table-cell>
          <table:table-cell office:value-type="string">
            <text:p>http://www.syha.org.uk/hostels-in-scotland/lowlands/perth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Rowardennan Lodge</text:p>
          </table:table-cell>
          <table:table-cell office:value-type="string">
            <text:p>By Drymen Glasgow</text:p>
          </table:table-cell>
          <table:table-cell/>
          <table:table-cell office:value-type="string">
            <text:p>G63 0AR</text:p>
          </table:table-cell>
          <table:table-cell office:value-type="string">
            <text:p>01360 870259</text:p>
          </table:table-cell>
          <table:table-cell office:value-type="float" office:value="56.14941">
            <text:p>56.149410</text:p>
          </table:table-cell>
          <table:table-cell office:value-type="float" office:value="-4.64141">
            <text:p>-4.641410</text:p>
          </table:table-cell>
          <table:table-cell office:value-type="string">
            <text:p>NS 360983</text:p>
          </table:table-cell>
          <table:table-cell table:number-columns-repeated="2"/>
          <table:table-cell office:value-type="string">
            <text:p>rowardennan@syha.org.uk <text:s text:c="17"/></text:p>
          </table:table-cell>
          <table:table-cell office:value-type="string">
            <text:p>http://www.syha.org.uk/hostels-in-scotland/lowlands/rowardennan-lodge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St Andrews</text:p>
          </table:table-cell>
          <table:table-cell office:value-type="string">
            <text:p>Agnes Blackadder Hall North Haugh</text:p>
          </table:table-cell>
          <table:table-cell/>
          <table:table-cell office:value-type="string">
            <text:p>KY16 9XW</text:p>
          </table:table-cell>
          <table:table-cell office:value-type="string">
            <text:p>0845 293 73 73</text:p>
          </table:table-cell>
          <table:table-cell office:value-type="float" office:value="56.34045">
            <text:p>56.340450</text:p>
          </table:table-cell>
          <table:table-cell office:value-type="float" office:value="-2.81404">
            <text:p>-2.814040</text:p>
          </table:table-cell>
          <table:table-cell office:value-type="string">
            <text:p>NO 498168</text:p>
          </table:table-cell>
          <table:table-cell table:number-columns-repeated="2"/>
          <table:table-cell office:value-type="string">
            <text:p>cgsadmin@st-andrews.ac.uk <text:s text:c="17"/></text:p>
          </table:table-cell>
          <table:table-cell office:value-type="string">
            <text:p>http://www.syha.org.uk/hostels-in-scotland/lowlands/st-andrews.aspx</text:p>
          </table:table-cell>
          <table:table-cell table:number-columns-repeated="982"/>
        </table:table-row>
        <table:table-row table:style-name="ro1">
          <table:table-cell office:value-type="string">
            <text:p>Scotland - Lowlands</text:p>
          </table:table-cell>
          <table:table-cell office:value-type="string">
            <text:p>Stirling</text:p>
          </table:table-cell>
          <table:table-cell office:value-type="string">
            <text:p>St. John Street Stirling</text:p>
          </table:table-cell>
          <table:table-cell/>
          <table:table-cell office:value-type="string">
            <text:p>FK8 1EA</text:p>
          </table:table-cell>
          <table:table-cell office:value-type="string">
            <text:p>01786 473442</text:p>
          </table:table-cell>
          <table:table-cell office:value-type="float" office:value="56.12044">
            <text:p>56.120440</text:p>
          </table:table-cell>
          <table:table-cell office:value-type="float" office:value="-3.94357">
            <text:p>-3.943570</text:p>
          </table:table-cell>
          <table:table-cell office:value-type="string">
            <text:p>NS 793937</text:p>
          </table:table-cell>
          <table:table-cell table:number-columns-repeated="2"/>
          <table:table-cell office:value-type="string">
            <text:p>stirling@syha.org.uk <text:s text:c="17"/></text:p>
          </table:table-cell>
          <table:table-cell office:value-type="string">
            <text:p>http://www.syha.org.uk/hostels-in-scotland/lowlands/stirling.aspx</text:p>
          </table:table-cell>
          <table:table-cell table:number-columns-repeated="982"/>
        </table:table-row>
        <table:table-row table:style-name="ro1" table:number-rows-repeated="1048503">
          <table:table-cell table:number-columns-repeated="995"/>
        </table:table-row>
        <table:table-row table:style-name="ro1">
          <table:table-cell table:number-columns-repeated="995"/>
        </table:table-row>
      </table:table>
      <table:named-expressions/>
      <table:database-ranges>
        <table:database-range table:name="__Anonymous_Sheet_DB__0" table:target-range-address="Sheet1.O2:Sheet1.O7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6" number:min-integer-digits="1"/>
    </number:number-style>
    <number:number-style style:name="N110">
      <number:number number:decimal-places="0" number:min-integer-digits="2"/>
    </number:number-style>
    <number:number-style style:name="N111">
      <number:number number:decimal-places="0" number:min-integer-digits="3"/>
    </number:number-style>
    <number:number-style style:name="N112">
      <number:number number:decimal-places="0" number:min-integer-digits="6">
        <number:embedded-text number:position="3"> </number:embedded-text>
      </number:number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3:25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4:06:40</dc:date>
    <dc:creator>Richard Russon</dc:creator>
    <meta:generator>LibreOffice/3.6$Linux_X86_64 LibreOffice_project/360m1$Build-2</meta:generator>
    <meta:editing-duration>PT37M20S</meta:editing-duration>
    <meta:editing-cycles>5</meta:editing-cycles>
    <meta:document-statistic meta:table-count="1" meta:cell-count="722" meta:object-count="0"/>
  </office:meta>
</office:document-meta>
</file>